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5A0000003026686895EA1D5DA5A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6cm" svg:height="7.999cm" svg:x="0.025cm" svg:y="0.005cm">
          <draw:image xlink:href="Pictures/10000201000005A0000003026686895EA1D5DA5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6-05T14:31:47.855507000</dc:date>
    <meta:editing-duration>PT4M3S</meta:editing-duration>
    <meta:editing-cycles>3</meta:editing-cycles>
    <meta:generator>LibreOffice/5.0.3.2$MacOSX_X86_64 LibreOffice_project/e5f16313668ac592c1bfb310f4390624e3dbfb75</meta:generator>
    <meta:document-statistic meta:object-count="1"/>
  </office:meta>
</office:document-meta>
</file>